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ding Assignment 5</text:p>
      <text:p text:style-name="Standard">Joseph Tanner</text:p>
      <text:p text:style-name="Standard"/>
      <text:p text:style-name="Standard"><text:tab/>Transitioning from founder to CEO or stepping down is a scary thought. To get a business off the ground takes a lot of hard work and I imagine is hard for anyone to give up, but changing is harder. It's almost to the point you have to change who you are. It's shocking to see how drastic the difference is between skills needed to start a company and skills needed to grow a cooperation. One part that really stuck to me though was relying on your board members to help you if you do decide to remain CEO. It's reassuring to know that you don't have to do it alone. Ultimately, everyone wants what is best for the company, and if you stepping down will help, it needs to be d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ph Tanner</meta:initial-creator>
    <meta:creation-date>2023-04-17T23:06:07.13</meta:creation-date>
    <meta:document-statistic meta:table-count="0" meta:image-count="0" meta:object-count="0" meta:page-count="1" meta:paragraph-count="3" meta:word-count="136" meta:character-count="714"/>
    <dc:date>2023-04-17T23:14:12.73</dc:date>
    <dc:creator>Joeph Tanner</dc:creator>
    <meta:editing-duration>PT8M6S</meta:editing-duration>
    <meta:editing-cycles>1</meta:editing-cycles>
    <meta:generator>OpenOffice/4.1.13$Win32 OpenOffice.org_project/4113m1$Build-9810</meta:generator>
  </office:meta>
</office:document-meta>
</file>